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925in"/>
    </style:style>
    <style:style style:name="co3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ime Without NS</text:p>
          </table:table-cell>
        </table:table-row>
        <table:table-row table:style-name="ro1">
          <table:table-cell/>
          <table:table-cell office:value-type="string" calcext:value-type="string">
            <text:p><text:s/>Appending 5 char string using MessageBuffer, pattern: \%m\%n </text:p>
          </table:table-cell>
          <table:table-cell table:number-columns-repeated="2" office:value-type="string" calcext:value-type="string">
            <text:p><text:s/>334 ns </text:p>
          </table:table-cell>
          <table:table-cell office:value-type="float" office:value="2094794" calcext:value-type="float">
            <text:p>2094794</text:p>
          </table:table-cell>
          <table:table-cell office:value-type="float" office:value="1" calcext:value-type="float">
            <text:p>1</text:p>
          </table:table-cell>
          <table:table-cell table:formula="of:=IF([.F2]=1;HEX2DEC(&quot;1a60ed&quot;);HEX2DEC(&quot;eba860&quot;))" office:value-type="float" office:value="1728749" calcext:value-type="float">
            <text:p>1728749</text:p>
          </table:table-cell>
          <table:table-cell table:formula="of:=VALUE(TRIM(REPLACE([.C2];SEARCH(&quot;ns&quot;;[.C2]);2;&quot;&quot;)))"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string" calcext:value-type="string">
            <text:p><text:s/>Appending 5 char string using MessageBuffer, pattern: \%m\%n/threads:6 </text:p>
          </table:table-cell>
          <table:table-cell office:value-type="string" calcext:value-type="string">
            <text:p><text:s/>434 ns </text:p>
          </table:table-cell>
          <table:table-cell office:value-type="string" calcext:value-type="string">
            <text:p><text:s/>2437 ns </text:p>
          </table:table-cell>
          <table:table-cell office:value-type="float" office:value="281586" calcext:value-type="float">
            <text:p>281586</text:p>
          </table:table-cell>
          <table:table-cell office:value-type="float" office:value="6" calcext:value-type="float">
            <text:p>6</text:p>
          </table:table-cell>
          <table:table-cell table:formula="of:=IF([.F3]=1;HEX2DEC(&quot;1a60ed&quot;);HEX2DEC(&quot;eba860&quot;))" office:value-type="float" office:value="15444064" calcext:value-type="float">
            <text:p>15444064</text:p>
          </table:table-cell>
          <table:table-cell table:formula="of:=VALUE(TRIM(REPLACE([.C3];SEARCH(&quot;ns&quot;;[.C3]);2;&quot;&quot;)))"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string" calcext:value-type="string">
            <text:p><text:s/>Appending 49 char string using MessageBuffer, pattern: \%m\%n </text:p>
          </table:table-cell>
          <table:table-cell table:number-columns-repeated="2" office:value-type="string" calcext:value-type="string">
            <text:p><text:s/>370 ns </text:p>
          </table:table-cell>
          <table:table-cell office:value-type="float" office:value="1886606" calcext:value-type="float">
            <text:p>1886606</text:p>
          </table:table-cell>
          <table:table-cell office:value-type="float" office:value="1" calcext:value-type="float">
            <text:p>1</text:p>
          </table:table-cell>
          <table:table-cell table:formula="of:=IF([.F4]=1;HEX2DEC(&quot;1a60ed&quot;);HEX2DEC(&quot;eba860&quot;))" office:value-type="float" office:value="1728749" calcext:value-type="float">
            <text:p>1728749</text:p>
          </table:table-cell>
          <table:table-cell table:formula="of:=VALUE(TRIM(REPLACE([.C4];SEARCH(&quot;ns&quot;;[.C4]);2;&quot;&quot;)))"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<text:s/>Appending 49 char string using MessageBuffer, pattern: \%m\%n/threads:6 </text:p>
          </table:table-cell>
          <table:table-cell office:value-type="string" calcext:value-type="string">
            <text:p><text:s/>499 ns </text:p>
          </table:table-cell>
          <table:table-cell office:value-type="string" calcext:value-type="string">
            <text:p><text:s/>2736 ns </text:p>
          </table:table-cell>
          <table:table-cell office:value-type="float" office:value="228720" calcext:value-type="float">
            <text:p>228720</text:p>
          </table:table-cell>
          <table:table-cell office:value-type="float" office:value="6" calcext:value-type="float">
            <text:p>6</text:p>
          </table:table-cell>
          <table:table-cell table:formula="of:=IF([.F5]=1;HEX2DEC(&quot;1a60ed&quot;);HEX2DEC(&quot;eba860&quot;))" office:value-type="float" office:value="15444064" calcext:value-type="float">
            <text:p>15444064</text:p>
          </table:table-cell>
          <table:table-cell table:formula="of:=VALUE(TRIM(REPLACE([.C5];SEARCH(&quot;ns&quot;;[.C5]);2;&quot;&quot;)))"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string" calcext:value-type="string">
            <text:p><text:s/>Appending int value using MessageBuffer, pattern: \%m\%n </text:p>
          </table:table-cell>
          <table:table-cell table:number-columns-repeated="2" office:value-type="string" calcext:value-type="string">
            <text:p><text:s/>509 ns </text:p>
          </table:table-cell>
          <table:table-cell office:value-type="float" office:value="1361391" calcext:value-type="float">
            <text:p>1361391</text:p>
          </table:table-cell>
          <table:table-cell office:value-type="float" office:value="1" calcext:value-type="float">
            <text:p>1</text:p>
          </table:table-cell>
          <table:table-cell table:formula="of:=IF([.F6]=1;HEX2DEC(&quot;1a60ed&quot;);HEX2DEC(&quot;eba860&quot;))" office:value-type="float" office:value="1728749" calcext:value-type="float">
            <text:p>1728749</text:p>
          </table:table-cell>
          <table:table-cell table:formula="of:=VALUE(TRIM(REPLACE([.C6];SEARCH(&quot;ns&quot;;[.C6]);2;&quot;&quot;)))"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string" calcext:value-type="string">
            <text:p><text:s/>Appending int value using MessageBuffer, pattern: \%m\%n/threads:6 </text:p>
          </table:table-cell>
          <table:table-cell office:value-type="string" calcext:value-type="string">
            <text:p><text:s/>495 ns </text:p>
          </table:table-cell>
          <table:table-cell office:value-type="string" calcext:value-type="string">
            <text:p><text:s/>2776 ns </text:p>
          </table:table-cell>
          <table:table-cell office:value-type="float" office:value="251646" calcext:value-type="float">
            <text:p>251646</text:p>
          </table:table-cell>
          <table:table-cell office:value-type="float" office:value="6" calcext:value-type="float">
            <text:p>6</text:p>
          </table:table-cell>
          <table:table-cell table:formula="of:=IF([.F7]=1;HEX2DEC(&quot;1a60ed&quot;);HEX2DEC(&quot;eba860&quot;))" office:value-type="float" office:value="15444064" calcext:value-type="float">
            <text:p>15444064</text:p>
          </table:table-cell>
          <table:table-cell table:formula="of:=VALUE(TRIM(REPLACE([.C7];SEARCH(&quot;ns&quot;;[.C7]);2;&quot;&quot;)))"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string" calcext:value-type="string">
            <text:p><text:s/>Appending int+float using MessageBuffer, pattern: \%m\%n </text:p>
          </table:table-cell>
          <table:table-cell table:number-columns-repeated="2" office:value-type="string" calcext:value-type="string">
            <text:p><text:s/>911 ns </text:p>
          </table:table-cell>
          <table:table-cell office:value-type="float" office:value="768870" calcext:value-type="float">
            <text:p>768870</text:p>
          </table:table-cell>
          <table:table-cell office:value-type="float" office:value="1" calcext:value-type="float">
            <text:p>1</text:p>
          </table:table-cell>
          <table:table-cell table:formula="of:=IF([.F8]=1;HEX2DEC(&quot;1a60ed&quot;);HEX2DEC(&quot;eba860&quot;))" office:value-type="float" office:value="1728749" calcext:value-type="float">
            <text:p>1728749</text:p>
          </table:table-cell>
          <table:table-cell table:formula="of:=VALUE(TRIM(REPLACE([.C8];SEARCH(&quot;ns&quot;;[.C8]);2;&quot;&quot;)))" office:value-type="float" office:value="911" calcext:value-type="float">
            <text:p>911</text:p>
          </table:table-cell>
        </table:table-row>
        <table:table-row table:style-name="ro1">
          <table:table-cell/>
          <table:table-cell office:value-type="string" calcext:value-type="string">
            <text:p><text:s/>Appending int+float using MessageBuffer, pattern: \%m\%n/threads:6 </text:p>
          </table:table-cell>
          <table:table-cell office:value-type="string" calcext:value-type="string">
            <text:p><text:s/>581 ns </text:p>
          </table:table-cell>
          <table:table-cell office:value-type="string" calcext:value-type="string">
            <text:p><text:s/>3370 ns </text:p>
          </table:table-cell>
          <table:table-cell office:value-type="float" office:value="203220" calcext:value-type="float">
            <text:p>203220</text:p>
          </table:table-cell>
          <table:table-cell office:value-type="float" office:value="6" calcext:value-type="float">
            <text:p>6</text:p>
          </table:table-cell>
          <table:table-cell table:formula="of:=IF([.F9]=1;HEX2DEC(&quot;1a60ed&quot;);HEX2DEC(&quot;eba860&quot;))" office:value-type="float" office:value="15444064" calcext:value-type="float">
            <text:p>15444064</text:p>
          </table:table-cell>
          <table:table-cell table:formula="of:=VALUE(TRIM(REPLACE([.C9];SEARCH(&quot;ns&quot;;[.C9]);2;&quot;&quot;)))" office:value-type="float" office:value="581" calcext:value-type="float">
            <text:p>581</text:p>
          </table:table-cell>
        </table:table-row>
        <table:table-row table:style-name="ro1">
          <table:table-cell/>
          <table:table-cell office:value-type="string" calcext:value-type="string">
            <text:p><text:s/>Appending int+10float using MessageBuffer, pattern: \%m\%n </text:p>
          </table:table-cell>
          <table:table-cell office:value-type="string" calcext:value-type="string">
            <text:p><text:s/>4579 ns </text:p>
          </table:table-cell>
          <table:table-cell office:value-type="string" calcext:value-type="string">
            <text:p><text:s/>4567 ns </text:p>
          </table:table-cell>
          <table:table-cell office:value-type="float" office:value="151798" calcext:value-type="float">
            <text:p>151798</text:p>
          </table:table-cell>
          <table:table-cell office:value-type="float" office:value="1" calcext:value-type="float">
            <text:p>1</text:p>
          </table:table-cell>
          <table:table-cell table:formula="of:=IF([.F10]=1;HEX2DEC(&quot;1a60ed&quot;);HEX2DEC(&quot;eba860&quot;))" office:value-type="float" office:value="1728749" calcext:value-type="float">
            <text:p>1728749</text:p>
          </table:table-cell>
          <table:table-cell table:formula="of:=VALUE(TRIM(REPLACE([.C10];SEARCH(&quot;ns&quot;;[.C10]);2;&quot;&quot;)))" office:value-type="float" office:value="4579" calcext:value-type="float">
            <text:p>4579</text:p>
          </table:table-cell>
        </table:table-row>
        <table:table-row table:style-name="ro1">
          <table:table-cell/>
          <table:table-cell office:value-type="string" calcext:value-type="string">
            <text:p><text:s/>Appending int+10float using MessageBuffer, pattern: \%m\%n/threads:6 </text:p>
          </table:table-cell>
          <table:table-cell office:value-type="string" calcext:value-type="string">
            <text:p><text:s/>1694 ns </text:p>
          </table:table-cell>
          <table:table-cell office:value-type="string" calcext:value-type="string">
            <text:p><text:s/>10092 ns </text:p>
          </table:table-cell>
          <table:table-cell office:value-type="float" office:value="65982" calcext:value-type="float">
            <text:p>65982</text:p>
          </table:table-cell>
          <table:table-cell office:value-type="float" office:value="6" calcext:value-type="float">
            <text:p>6</text:p>
          </table:table-cell>
          <table:table-cell table:formula="of:=IF([.F11]=1;HEX2DEC(&quot;1a60ed&quot;);HEX2DEC(&quot;eba860&quot;))" office:value-type="float" office:value="15444064" calcext:value-type="float">
            <text:p>15444064</text:p>
          </table:table-cell>
          <table:table-cell table:formula="of:=VALUE(TRIM(REPLACE([.C11];SEARCH(&quot;ns&quot;;[.C11]);2;&quot;&quot;)))" office:value-type="float" office:value="1694" calcext:value-type="float">
            <text:p>1694</text:p>
          </table:table-cell>
        </table:table-row>
        <table:table-row table:style-name="ro1">
          <table:table-cell/>
          <table:table-cell office:value-type="string" calcext:value-type="string">
            <text:p><text:s/>Appending int value using MessageBuffer, pattern: [\%d] \%m\%n </text:p>
          </table:table-cell>
          <table:table-cell table:number-columns-repeated="2" office:value-type="string" calcext:value-type="string">
            <text:p><text:s/>548 ns </text:p>
          </table:table-cell>
          <table:table-cell office:value-type="float" office:value="1276999" calcext:value-type="float">
            <text:p>1276999</text:p>
          </table:table-cell>
          <table:table-cell office:value-type="float" office:value="1" calcext:value-type="float">
            <text:p>1</text:p>
          </table:table-cell>
          <table:table-cell table:formula="of:=IF([.F12]=1;HEX2DEC(&quot;1a60ed&quot;);HEX2DEC(&quot;eba860&quot;))" office:value-type="float" office:value="1728749" calcext:value-type="float">
            <text:p>1728749</text:p>
          </table:table-cell>
          <table:table-cell table:formula="of:=VALUE(TRIM(REPLACE([.C12];SEARCH(&quot;ns&quot;;[.C12]);2;&quot;&quot;)))" office:value-type="float" office:value="548" calcext:value-type="float">
            <text:p>548</text:p>
          </table:table-cell>
        </table:table-row>
        <table:table-row table:style-name="ro1">
          <table:table-cell/>
          <table:table-cell office:value-type="string" calcext:value-type="string">
            <text:p><text:s/>Appending int value using MessageBuffer, pattern: [\%d] [\%c] [\%p] \%m\%n </text:p>
          </table:table-cell>
          <table:table-cell table:number-columns-repeated="2" office:value-type="string" calcext:value-type="string">
            <text:p><text:s/>600 ns </text:p>
          </table:table-cell>
          <table:table-cell office:value-type="float" office:value="1156877" calcext:value-type="float">
            <text:p>1156877</text:p>
          </table:table-cell>
          <table:table-cell office:value-type="float" office:value="1" calcext:value-type="float">
            <text:p>1</text:p>
          </table:table-cell>
          <table:table-cell table:formula="of:=IF([.F13]=1;HEX2DEC(&quot;1a60ed&quot;);HEX2DEC(&quot;eba860&quot;))" office:value-type="float" office:value="1728749" calcext:value-type="float">
            <text:p>1728749</text:p>
          </table:table-cell>
          <table:table-cell table:formula="of:=VALUE(TRIM(REPLACE([.C13];SEARCH(&quot;ns&quot;;[.C13]);2;&quot;&quot;)))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<text:s/>Appending 49 char string using FMT, pattern: \%m\%n </text:p>
          </table:table-cell>
          <table:table-cell table:number-columns-repeated="2" office:value-type="string" calcext:value-type="string">
            <text:p><text:s/>346 ns </text:p>
          </table:table-cell>
          <table:table-cell office:value-type="float" office:value="2021907" calcext:value-type="float">
            <text:p>2021907</text:p>
          </table:table-cell>
          <table:table-cell office:value-type="float" office:value="1" calcext:value-type="float">
            <text:p>1</text:p>
          </table:table-cell>
          <table:table-cell table:formula="of:=IF([.F14]=1;HEX2DEC(&quot;1a60ed&quot;);HEX2DEC(&quot;eba860&quot;))" office:value-type="float" office:value="1728749" calcext:value-type="float">
            <text:p>1728749</text:p>
          </table:table-cell>
          <table:table-cell table:formula="of:=VALUE(TRIM(REPLACE([.C14];SEARCH(&quot;ns&quot;;[.C14]);2;&quot;&quot;)))"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string" calcext:value-type="string">
            <text:p><text:s/>Appending 49 char string using FMT, pattern: \%m\%n/threads:6 </text:p>
          </table:table-cell>
          <table:table-cell office:value-type="string" calcext:value-type="string">
            <text:p><text:s/>488 ns </text:p>
          </table:table-cell>
          <table:table-cell office:value-type="string" calcext:value-type="string">
            <text:p><text:s/>2672 ns </text:p>
          </table:table-cell>
          <table:table-cell office:value-type="float" office:value="257544" calcext:value-type="float">
            <text:p>257544</text:p>
          </table:table-cell>
          <table:table-cell office:value-type="float" office:value="6" calcext:value-type="float">
            <text:p>6</text:p>
          </table:table-cell>
          <table:table-cell table:formula="of:=IF([.F15]=1;HEX2DEC(&quot;1a60ed&quot;);HEX2DEC(&quot;eba860&quot;))" office:value-type="float" office:value="15444064" calcext:value-type="float">
            <text:p>15444064</text:p>
          </table:table-cell>
          <table:table-cell table:formula="of:=VALUE(TRIM(REPLACE([.C15];SEARCH(&quot;ns&quot;;[.C15]);2;&quot;&quot;)))"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string" calcext:value-type="string">
            <text:p><text:s/>Appending int value using FMT, pattern: \%m\%n </text:p>
          </table:table-cell>
          <table:table-cell table:number-columns-repeated="2" office:value-type="string" calcext:value-type="string">
            <text:p><text:s/>376 ns </text:p>
          </table:table-cell>
          <table:table-cell office:value-type="float" office:value="1863727" calcext:value-type="float">
            <text:p>1863727</text:p>
          </table:table-cell>
          <table:table-cell office:value-type="float" office:value="1" calcext:value-type="float">
            <text:p>1</text:p>
          </table:table-cell>
          <table:table-cell table:formula="of:=IF([.F16]=1;HEX2DEC(&quot;1a60ed&quot;);HEX2DEC(&quot;eba860&quot;))" office:value-type="float" office:value="1728749" calcext:value-type="float">
            <text:p>1728749</text:p>
          </table:table-cell>
          <table:table-cell table:formula="of:=VALUE(TRIM(REPLACE([.C16];SEARCH(&quot;ns&quot;;[.C16]);2;&quot;&quot;)))"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string" calcext:value-type="string">
            <text:p><text:s/>Appending int value using FMT, pattern: \%m\%n/threads:6 </text:p>
          </table:table-cell>
          <table:table-cell office:value-type="string" calcext:value-type="string">
            <text:p><text:s/>486 ns </text:p>
          </table:table-cell>
          <table:table-cell office:value-type="string" calcext:value-type="string">
            <text:p><text:s/>2674 ns </text:p>
          </table:table-cell>
          <table:table-cell office:value-type="float" office:value="258096" calcext:value-type="float">
            <text:p>258096</text:p>
          </table:table-cell>
          <table:table-cell office:value-type="float" office:value="6" calcext:value-type="float">
            <text:p>6</text:p>
          </table:table-cell>
          <table:table-cell table:formula="of:=IF([.F17]=1;HEX2DEC(&quot;1a60ed&quot;);HEX2DEC(&quot;eba860&quot;))" office:value-type="float" office:value="15444064" calcext:value-type="float">
            <text:p>15444064</text:p>
          </table:table-cell>
          <table:table-cell table:formula="of:=VALUE(TRIM(REPLACE([.C17];SEARCH(&quot;ns&quot;;[.C17]);2;&quot;&quot;)))" office:value-type="float" office:value="486" calcext:value-type="float">
            <text:p>486</text:p>
          </table:table-cell>
        </table:table-row>
        <table:table-row table:style-name="ro1">
          <table:table-cell/>
          <table:table-cell office:value-type="string" calcext:value-type="string">
            <text:p><text:s/>Appending int+float using FMT, pattern: \%m\%n </text:p>
          </table:table-cell>
          <table:table-cell table:number-columns-repeated="2" office:value-type="string" calcext:value-type="string">
            <text:p><text:s/>508 ns </text:p>
          </table:table-cell>
          <table:table-cell office:value-type="float" office:value="1371269" calcext:value-type="float">
            <text:p>1371269</text:p>
          </table:table-cell>
          <table:table-cell office:value-type="float" office:value="1" calcext:value-type="float">
            <text:p>1</text:p>
          </table:table-cell>
          <table:table-cell table:formula="of:=IF([.F18]=1;HEX2DEC(&quot;1a60ed&quot;);HEX2DEC(&quot;eba860&quot;))" office:value-type="float" office:value="1728749" calcext:value-type="float">
            <text:p>1728749</text:p>
          </table:table-cell>
          <table:table-cell table:formula="of:=VALUE(TRIM(REPLACE([.C18];SEARCH(&quot;ns&quot;;[.C18]);2;&quot;&quot;)))"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string" calcext:value-type="string">
            <text:p><text:s/>Appending int+float using FMT, pattern: \%m\%n/threads:6 </text:p>
          </table:table-cell>
          <table:table-cell office:value-type="string" calcext:value-type="string">
            <text:p><text:s/>537 ns </text:p>
          </table:table-cell>
          <table:table-cell office:value-type="string" calcext:value-type="string">
            <text:p><text:s/>3036 ns </text:p>
          </table:table-cell>
          <table:table-cell office:value-type="float" office:value="212844" calcext:value-type="float">
            <text:p>212844</text:p>
          </table:table-cell>
          <table:table-cell office:value-type="float" office:value="6" calcext:value-type="float">
            <text:p>6</text:p>
          </table:table-cell>
          <table:table-cell table:formula="of:=IF([.F19]=1;HEX2DEC(&quot;1a60ed&quot;);HEX2DEC(&quot;eba860&quot;))" office:value-type="float" office:value="15444064" calcext:value-type="float">
            <text:p>15444064</text:p>
          </table:table-cell>
          <table:table-cell table:formula="of:=VALUE(TRIM(REPLACE([.C19];SEARCH(&quot;ns&quot;;[.C19]);2;&quot;&quot;)))" office:value-type="float" office:value="537" calcext:value-type="float">
            <text:p>537</text:p>
          </table:table-cell>
        </table:table-row>
        <table:table-row table:style-name="ro1">
          <table:table-cell/>
          <table:table-cell office:value-type="string" calcext:value-type="string">
            <text:p><text:s/>Appending int+10float using FMT, pattern: \%m\%n </text:p>
          </table:table-cell>
          <table:table-cell table:number-columns-repeated="2" office:value-type="string" calcext:value-type="string">
            <text:p><text:s/>1671 ns </text:p>
          </table:table-cell>
          <table:table-cell office:value-type="float" office:value="417402" calcext:value-type="float">
            <text:p>417402</text:p>
          </table:table-cell>
          <table:table-cell office:value-type="float" office:value="1" calcext:value-type="float">
            <text:p>1</text:p>
          </table:table-cell>
          <table:table-cell table:formula="of:=IF([.F20]=1;HEX2DEC(&quot;1a60ed&quot;);HEX2DEC(&quot;eba860&quot;))" office:value-type="float" office:value="1728749" calcext:value-type="float">
            <text:p>1728749</text:p>
          </table:table-cell>
          <table:table-cell table:formula="of:=VALUE(TRIM(REPLACE([.C20];SEARCH(&quot;ns&quot;;[.C20]);2;&quot;&quot;)))" office:value-type="float" office:value="1671" calcext:value-type="float">
            <text:p>1671</text:p>
          </table:table-cell>
        </table:table-row>
        <table:table-row table:style-name="ro1">
          <table:table-cell/>
          <table:table-cell office:value-type="string" calcext:value-type="string">
            <text:p><text:s/>Appending int+10float using FMT, pattern: \%m\%n/threads:6 </text:p>
          </table:table-cell>
          <table:table-cell office:value-type="string" calcext:value-type="string">
            <text:p><text:s/>1275 ns </text:p>
          </table:table-cell>
          <table:table-cell office:value-type="string" calcext:value-type="string">
            <text:p><text:s/>7297 ns </text:p>
          </table:table-cell>
          <table:table-cell office:value-type="float" office:value="96222" calcext:value-type="float">
            <text:p>96222</text:p>
          </table:table-cell>
          <table:table-cell office:value-type="float" office:value="6" calcext:value-type="float">
            <text:p>6</text:p>
          </table:table-cell>
          <table:table-cell table:formula="of:=IF([.F21]=1;HEX2DEC(&quot;1a60ed&quot;);HEX2DEC(&quot;eba860&quot;))" office:value-type="float" office:value="15444064" calcext:value-type="float">
            <text:p>15444064</text:p>
          </table:table-cell>
          <table:table-cell table:formula="of:=VALUE(TRIM(REPLACE([.C21];SEARCH(&quot;ns&quot;;[.C21]);2;&quot;&quot;)))"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string" calcext:value-type="string">
            <text:p><text:s/>Async, Sending int+10float using FMT and AsyncBuffer </text:p>
          </table:table-cell>
          <table:table-cell office:value-type="string" calcext:value-type="string">
            <text:p><text:s/>784 ns </text:p>
          </table:table-cell>
          <table:table-cell office:value-type="string" calcext:value-type="string">
            <text:p><text:s/>783 ns </text:p>
          </table:table-cell>
          <table:table-cell office:value-type="float" office:value="891953" calcext:value-type="float">
            <text:p>891953</text:p>
          </table:table-cell>
          <table:table-cell office:value-type="float" office:value="1" calcext:value-type="float">
            <text:p>1</text:p>
          </table:table-cell>
          <table:table-cell table:formula="of:=IF([.F22]=1;HEX2DEC(&quot;1a60ed&quot;);HEX2DEC(&quot;eba860&quot;))" office:value-type="float" office:value="1728749" calcext:value-type="float">
            <text:p>1728749</text:p>
          </table:table-cell>
          <table:table-cell table:formula="of:=VALUE(TRIM(REPLACE([.C22];SEARCH(&quot;ns&quot;;[.C22]);2;&quot;&quot;)))"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string" calcext:value-type="string">
            <text:p><text:s/>Async, Sending int+10float using FMT and AsyncBuffer/threads:6 </text:p>
          </table:table-cell>
          <table:table-cell office:value-type="string" calcext:value-type="string">
            <text:p><text:s/>1375 ns </text:p>
          </table:table-cell>
          <table:table-cell office:value-type="string" calcext:value-type="string">
            <text:p><text:s/>7692 ns </text:p>
          </table:table-cell>
          <table:table-cell office:value-type="float" office:value="88554" calcext:value-type="float">
            <text:p>88554</text:p>
          </table:table-cell>
          <table:table-cell office:value-type="float" office:value="6" calcext:value-type="float">
            <text:p>6</text:p>
          </table:table-cell>
          <table:table-cell table:formula="of:=IF([.F23]=1;HEX2DEC(&quot;1a60ed&quot;);HEX2DEC(&quot;eba860&quot;))" office:value-type="float" office:value="15444064" calcext:value-type="float">
            <text:p>15444064</text:p>
          </table:table-cell>
          <table:table-cell table:formula="of:=VALUE(TRIM(REPLACE([.C23];SEARCH(&quot;ns&quot;;[.C23]);2;&quot;&quot;)))" office:value-type="float" office:value="1375" calcext:value-type="float">
            <text:p>1375</text:p>
          </table:table-cell>
        </table:table-row>
        <table:table-row table:style-name="ro1">
          <table:table-cell/>
          <table:table-cell office:value-type="string" calcext:value-type="string">
            <text:p><text:s/>Async, Sending int+10float using operator&lt;&lt; and AsyncBuffer </text:p>
          </table:table-cell>
          <table:table-cell table:number-columns-repeated="2" office:value-type="string" calcext:value-type="string">
            <text:p><text:s/>1211 ns </text:p>
          </table:table-cell>
          <table:table-cell office:value-type="float" office:value="578034" calcext:value-type="float">
            <text:p>578034</text:p>
          </table:table-cell>
          <table:table-cell office:value-type="float" office:value="1" calcext:value-type="float">
            <text:p>1</text:p>
          </table:table-cell>
          <table:table-cell table:formula="of:=IF([.F24]=1;HEX2DEC(&quot;1a60ed&quot;);HEX2DEC(&quot;eba860&quot;))" office:value-type="float" office:value="1728749" calcext:value-type="float">
            <text:p>1728749</text:p>
          </table:table-cell>
          <table:table-cell table:formula="of:=VALUE(TRIM(REPLACE([.C24];SEARCH(&quot;ns&quot;;[.C24]);2;&quot;&quot;)))" office:value-type="float" office:value="1211" calcext:value-type="float">
            <text:p>1211</text:p>
          </table:table-cell>
        </table:table-row>
        <table:table-row table:style-name="ro1">
          <table:table-cell/>
          <table:table-cell office:value-type="string" calcext:value-type="string">
            <text:p><text:s/>Async, Sending int+10float using operator&lt;&lt; and AsyncBuffer/threads:6 </text:p>
          </table:table-cell>
          <table:table-cell office:value-type="string" calcext:value-type="string">
            <text:p><text:s/>1351 ns </text:p>
          </table:table-cell>
          <table:table-cell office:value-type="string" calcext:value-type="string">
            <text:p><text:s/>7670 ns </text:p>
          </table:table-cell>
          <table:table-cell office:value-type="float" office:value="90912" calcext:value-type="float">
            <text:p>90912</text:p>
          </table:table-cell>
          <table:table-cell office:value-type="float" office:value="6" calcext:value-type="float">
            <text:p>6</text:p>
          </table:table-cell>
          <table:table-cell table:formula="of:=IF([.F25]=1;HEX2DEC(&quot;1a60ed&quot;);HEX2DEC(&quot;eba860&quot;))" office:value-type="float" office:value="15444064" calcext:value-type="float">
            <text:p>15444064</text:p>
          </table:table-cell>
          <table:table-cell table:formula="of:=VALUE(TRIM(REPLACE([.C25];SEARCH(&quot;ns&quot;;[.C25]);2;&quot;&quot;)))" office:value-type="float" office:value="1351" calcext:value-type="float">
            <text:p>1351</text:p>
          </table:table-cell>
        </table:table-row>
        <table:table-row table:style-name="ro1">
          <table:table-cell/>
          <table:table-cell office:value-type="string" calcext:value-type="string">
            <text:p><text:s/>Logging int+float using MessageBuffer, pattern: \%d \%m\%n </text:p>
          </table:table-cell>
          <table:table-cell table:number-columns-repeated="2" office:value-type="string" calcext:value-type="string">
            <text:p><text:s/>1073 ns </text:p>
          </table:table-cell>
          <table:table-cell office:value-type="float" office:value="656652" calcext:value-type="float">
            <text:p>656652</text:p>
          </table:table-cell>
          <table:table-cell office:value-type="float" office:value="1" calcext:value-type="float">
            <text:p>1</text:p>
          </table:table-cell>
          <table:table-cell table:formula="of:=IF([.F26]=1;HEX2DEC(&quot;1a60ed&quot;);HEX2DEC(&quot;eba860&quot;))" office:value-type="float" office:value="1728749" calcext:value-type="float">
            <text:p>1728749</text:p>
          </table:table-cell>
          <table:table-cell table:formula="of:=VALUE(TRIM(REPLACE([.C26];SEARCH(&quot;ns&quot;;[.C26]);2;&quot;&quot;)))" office:value-type="float" office:value="1073" calcext:value-type="float">
            <text:p>1073</text:p>
          </table:table-cell>
        </table:table-row>
        <table:table-row table:style-name="ro1">
          <table:table-cell/>
          <table:table-cell office:value-type="string" calcext:value-type="string">
            <text:p><text:s/>Logging int+float using MessageBuffer, pattern: \%d \%m\%n/threads:6 </text:p>
          </table:table-cell>
          <table:table-cell office:value-type="string" calcext:value-type="string">
            <text:p><text:s/>1083 ns </text:p>
          </table:table-cell>
          <table:table-cell office:value-type="string" calcext:value-type="string">
            <text:p><text:s/>4895 ns </text:p>
          </table:table-cell>
          <table:table-cell office:value-type="float" office:value="142776" calcext:value-type="float">
            <text:p>142776</text:p>
          </table:table-cell>
          <table:table-cell office:value-type="float" office:value="6" calcext:value-type="float">
            <text:p>6</text:p>
          </table:table-cell>
          <table:table-cell table:formula="of:=IF([.F27]=1;HEX2DEC(&quot;1a60ed&quot;);HEX2DEC(&quot;eba860&quot;))" office:value-type="float" office:value="15444064" calcext:value-type="float">
            <text:p>15444064</text:p>
          </table:table-cell>
          <table:table-cell table:formula="of:=VALUE(TRIM(REPLACE([.C27];SEARCH(&quot;ns&quot;;[.C27]);2;&quot;&quot;)))" office:value-type="float" office:value="1083" calcext:value-type="float">
            <text:p>1083</text:p>
          </table:table-cell>
        </table:table-row>
        <table:table-row table:style-name="ro1">
          <table:table-cell/>
          <table:table-cell office:value-type="string" calcext:value-type="string">
            <text:p><text:s/>Logging int+float using MessageBuffer, JSON </text:p>
          </table:table-cell>
          <table:table-cell table:number-columns-repeated="2" office:value-type="string" calcext:value-type="string">
            <text:p><text:s/>1394 ns </text:p>
          </table:table-cell>
          <table:table-cell office:value-type="float" office:value="507493" calcext:value-type="float">
            <text:p>507493</text:p>
          </table:table-cell>
          <table:table-cell office:value-type="float" office:value="1" calcext:value-type="float">
            <text:p>1</text:p>
          </table:table-cell>
          <table:table-cell table:formula="of:=IF([.F28]=1;HEX2DEC(&quot;1a60ed&quot;);HEX2DEC(&quot;eba860&quot;))" office:value-type="float" office:value="1728749" calcext:value-type="float">
            <text:p>1728749</text:p>
          </table:table-cell>
          <table:table-cell table:formula="of:=VALUE(TRIM(REPLACE([.C28];SEARCH(&quot;ns&quot;;[.C28]);2;&quot;&quot;)))" office:value-type="float" office:value="1394" calcext:value-type="float">
            <text:p>1394</text:p>
          </table:table-cell>
        </table:table-row>
        <table:table-row table:style-name="ro1">
          <table:table-cell/>
          <table:table-cell office:value-type="string" calcext:value-type="string">
            <text:p><text:s/>Logging int+float using MessageBuffer, JSON/threads:6 </text:p>
          </table:table-cell>
          <table:table-cell office:value-type="string" calcext:value-type="string">
            <text:p><text:s/>2110 ns </text:p>
          </table:table-cell>
          <table:table-cell office:value-type="string" calcext:value-type="string">
            <text:p><text:s/>6827 ns </text:p>
          </table:table-cell>
          <table:table-cell office:value-type="float" office:value="104646" calcext:value-type="float">
            <text:p>104646</text:p>
          </table:table-cell>
          <table:table-cell office:value-type="float" office:value="6" calcext:value-type="float">
            <text:p>6</text:p>
          </table:table-cell>
          <table:table-cell table:formula="of:=IF([.F29]=1;HEX2DEC(&quot;1a60ed&quot;);HEX2DEC(&quot;eba860&quot;))" office:value-type="float" office:value="15444064" calcext:value-type="float">
            <text:p>15444064</text:p>
          </table:table-cell>
          <table:table-cell table:formula="of:=VALUE(TRIM(REPLACE([.C29];SEARCH(&quot;ns&quot;;[.C29]);2;&quot;&quot;)))" office:value-type="float" office:value="2110" calcext:value-type="float">
            <text:p>2110</text:p>
          </table:table-cell>
        </table:table-row>
        <table:table-row table:style-name="ro1">
          <table:table-cell/>
          <table:table-cell office:value-type="string" calcext:value-type="string">
            <text:p><text:s/>Multiprocess logging int+float using MessageBuffer, pattern: \%d \%m\%n </text:p>
          </table:table-cell>
          <table:table-cell table:number-columns-repeated="2" office:value-type="string" calcext:value-type="string">
            <text:p><text:s/>3253 ns </text:p>
          </table:table-cell>
          <table:table-cell office:value-type="float" office:value="214839" calcext:value-type="float">
            <text:p>214839</text:p>
          </table:table-cell>
          <table:table-cell office:value-type="float" office:value="1" calcext:value-type="float">
            <text:p>1</text:p>
          </table:table-cell>
          <table:table-cell table:formula="of:=IF([.F30]=1;HEX2DEC(&quot;1a60ed&quot;);HEX2DEC(&quot;eba860&quot;))" office:value-type="float" office:value="1728749" calcext:value-type="float">
            <text:p>1728749</text:p>
          </table:table-cell>
          <table:table-cell table:formula="of:=VALUE(TRIM(REPLACE([.C30];SEARCH(&quot;ns&quot;;[.C30]);2;&quot;&quot;)))" office:value-type="float" office:value="3253" calcext:value-type="float">
            <text:p>3253</text:p>
          </table:table-cell>
        </table:table-row>
      </table:table>
      <table:table table:name="All Results Graph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8.9339in" svg:height="10.6559in" svg:x="0in" svg:y="0in">
              <draw:object draw:notify-on-update-of-ranges="Data.B2:Data.B30 Data.E1:Data.E1 Data.H2:Data.H30 Data.G2:Data.G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Multithread Results Graph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8.8673in" svg:height="10.6354in" svg:x="0in" svg:y="0in">
              <draw:object draw:notify-on-update-of-ranges="Data.E1:Data.E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ingle Thread Results Graph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8.8776in" svg:height="10.6457in" svg:x="0.0004in" svg:y="0.0004in">
              <draw:object draw:notify-on-update-of-ranges="Data.E1:Data.E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0:07:07.111761629</meta:creation-date>
    <dc:date>2025-11-08T08:02:02.507106412</dc:date>
    <meta:editing-duration>PT51M56S</meta:editing-duration>
    <meta:editing-cycles>7</meta:editing-cycles>
    <meta:generator>LibreOffice/7.4.7.2$Linux_X86_64 LibreOffice_project/40$Build-2</meta:generator>
    <meta:document-statistic meta:table-count="4" meta:cell-count="21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93cm" svg:height="27.067cm" xlink:href=".." xlink:type="simple" chart:class="chart:bar" chart:style-name="ch1">
        <chart:title svg:x="9.358cm" svg:y="0.677cm" chart:style-name="ch2">
          <text:p>All Logging Results</text:p>
        </chart:title>
        <chart:subtitle svg:x="10.006cm" svg:y="1.997cm" chart:style-name="ch3">
          <text:p>Lower is better</text:p>
        </chart:subtitle>
        <chart:plot-area chart:style-name="ch4" table:cell-range-address="Data.B2:Data.B30 Data.E1:Data.E1 Data.G2:Data.H30" chart:data-source-has-labels="both" svg:x="1.464cm" svg:y="3.221cm" svg:width="20.776cm" svg:height="23.305cm">
          <chart:coordinate-region svg:x="8.447cm" svg:y="3.42cm" svg:width="13.793cm" svg:height="14.38cm"/>
          <chart:axis chart:dimension="x" chart:name="primary-x" chart:style-name="ch5" chartooo:axis-type="auto">
            <chartooo:date-scale/>
            <chart:categories table:cell-range-address="Data.B2:Data.B30"/>
          </chart:axis>
          <chart:axis chart:dimension="y" chart:name="primary-y" chart:style-name="ch6">
            <chart:title svg:x="0.451cm" svg:y="15.909cm" chart:style-name="ch7">
              <text:p>nanoseconds</text:p>
            </chart:title>
            <chart:grid chart:style-name="ch8" chart:class="major"/>
          </chart:axis>
          <chart:series chart:style-name="ch9" chart:values-cell-range-address="Data.H2:Data.H30" chart:label-cell-address="Data.E1:Data.E1" chart:class="chart:bar">
            <chart:data-point chart:repeated="29"/>
            <loext:propertry-mapping loext:property="FillColor" loext:cell-range-address="Data.G2:Data.G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Data.E1:Data.E1</svg:desc>
                </draw:g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 Appending 5 char string using MessageBuffer, pattern: \%m\%n </text:p>
                <draw:g>
                  <svg:desc>Data.B2:Data.B30</svg:desc>
                </draw:g>
              </table:table-cell>
              <table:table-cell office:value-type="float" office:value="334">
                <text:p>334</text:p>
                <draw:g>
                  <svg:desc>Data.H2:Data.H30</svg:desc>
                </draw:g>
              </table:table-cell>
              <table:table-cell office:value-type="float" office:value="1728749">
                <text:p>1728749</text:p>
                <draw:g>
                  <svg:desc>Data.G2:Data.G30</svg:desc>
                </draw:g>
              </table:table-cell>
            </table:table-row>
            <table:table-row>
              <table:table-cell office:value-type="string">
                <text:p> Appending 5 char string using MessageBuffer, pattern: \%m\%n/threads:6 </text:p>
              </table:table-cell>
              <table:table-cell office:value-type="float" office:value="434">
                <text:p>434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Appending 49 char string using MessageBuffer, pattern: \%m\%n </text:p>
              </table:table-cell>
              <table:table-cell office:value-type="float" office:value="370">
                <text:p>370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ppending 49 char string using MessageBuffer, pattern: \%m\%n/threads:6 </text:p>
              </table:table-cell>
              <table:table-cell office:value-type="float" office:value="499">
                <text:p>499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Appending int value using MessageBuffer, pattern: \%m\%n </text:p>
              </table:table-cell>
              <table:table-cell office:value-type="float" office:value="509">
                <text:p>509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ppending int value using MessageBuffer, pattern: \%m\%n/threads:6 </text:p>
              </table:table-cell>
              <table:table-cell office:value-type="float" office:value="495">
                <text:p>495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Appending int+float using MessageBuffer, pattern: \%m\%n </text:p>
              </table:table-cell>
              <table:table-cell office:value-type="float" office:value="911">
                <text:p>911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ppending int+float using MessageBuffer, pattern: \%m\%n/threads:6 </text:p>
              </table:table-cell>
              <table:table-cell office:value-type="float" office:value="581">
                <text:p>581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Appending int+10float using MessageBuffer, pattern: \%m\%n </text:p>
              </table:table-cell>
              <table:table-cell office:value-type="float" office:value="4579">
                <text:p>4579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ppending int+10float using MessageBuffer, pattern: \%m\%n/threads:6 </text:p>
              </table:table-cell>
              <table:table-cell office:value-type="float" office:value="1694">
                <text:p>1694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Appending int value using MessageBuffer, pattern: [\%d] \%m\%n </text:p>
              </table:table-cell>
              <table:table-cell office:value-type="float" office:value="548">
                <text:p>548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ppending int value using MessageBuffer, pattern: [\%d] [\%c] [\%p] \%m\%n </text:p>
              </table:table-cell>
              <table:table-cell office:value-type="float" office:value="600">
                <text:p>600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ppending 49 char string using FMT, pattern: \%m\%n </text:p>
              </table:table-cell>
              <table:table-cell office:value-type="float" office:value="346">
                <text:p>346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ppending 49 char string using FMT, pattern: \%m\%n/threads:6 </text:p>
              </table:table-cell>
              <table:table-cell office:value-type="float" office:value="488">
                <text:p>488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Appending int value using FMT, pattern: \%m\%n </text:p>
              </table:table-cell>
              <table:table-cell office:value-type="float" office:value="376">
                <text:p>376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ppending int value using FMT, pattern: \%m\%n/threads:6 </text:p>
              </table:table-cell>
              <table:table-cell office:value-type="float" office:value="486">
                <text:p>486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Appending int+float using FMT, pattern: \%m\%n </text:p>
              </table:table-cell>
              <table:table-cell office:value-type="float" office:value="508">
                <text:p>508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ppending int+float using FMT, pattern: \%m\%n/threads:6 </text:p>
              </table:table-cell>
              <table:table-cell office:value-type="float" office:value="537">
                <text:p>537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Appending int+10float using FMT, pattern: \%m\%n </text:p>
              </table:table-cell>
              <table:table-cell office:value-type="float" office:value="1671">
                <text:p>1671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ppending int+10float using FMT, pattern: \%m\%n/threads:6 </text:p>
              </table:table-cell>
              <table:table-cell office:value-type="float" office:value="1275">
                <text:p>1275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Async, Sending int+10float using FMT and AsyncBuffer </text:p>
              </table:table-cell>
              <table:table-cell office:value-type="float" office:value="784">
                <text:p>784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sync, Sending int+10float using FMT and AsyncBuffer/threads:6 </text:p>
              </table:table-cell>
              <table:table-cell office:value-type="float" office:value="1375">
                <text:p>1375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Async, Sending int+10float using operator&lt;&lt; and AsyncBuffer </text:p>
              </table:table-cell>
              <table:table-cell office:value-type="float" office:value="1211">
                <text:p>1211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Async, Sending int+10float using operator&lt;&lt; and AsyncBuffer/threads:6 </text:p>
              </table:table-cell>
              <table:table-cell office:value-type="float" office:value="1351">
                <text:p>1351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Logging int+float using MessageBuffer, pattern: \%d \%m\%n </text:p>
              </table:table-cell>
              <table:table-cell office:value-type="float" office:value="1073">
                <text:p>1073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Logging int+float using MessageBuffer, pattern: \%d \%m\%n/threads:6 </text:p>
              </table:table-cell>
              <table:table-cell office:value-type="float" office:value="1083">
                <text:p>1083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Logging int+float using MessageBuffer, JSON </text:p>
              </table:table-cell>
              <table:table-cell office:value-type="float" office:value="1394">
                <text:p>1394</text:p>
              </table:table-cell>
              <table:table-cell office:value-type="float" office:value="1728749">
                <text:p>1728749</text:p>
              </table:table-cell>
            </table:table-row>
            <table:table-row>
              <table:table-cell office:value-type="string">
                <text:p> Logging int+float using MessageBuffer, JSON/threads:6 </text:p>
              </table:table-cell>
              <table:table-cell office:value-type="float" office:value="2110">
                <text:p>2110</text:p>
              </table:table-cell>
              <table:table-cell office:value-type="float" office:value="15444064">
                <text:p>15444064</text:p>
              </table:table-cell>
            </table:table-row>
            <table:table-row>
              <table:table-cell office:value-type="string">
                <text:p> Multiprocess logging int+float using MessageBuffer, pattern: \%d \%m\%n </text:p>
              </table:table-cell>
              <table:table-cell office:value-type="float" office:value="3253">
                <text:p>3253</text:p>
              </table:table-cell>
              <table:table-cell office:value-type="float" office:value="1728749">
                <text:p>1728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24cm" svg:height="27.015cm" xlink:href=".." xlink:type="simple" chart:class="chart:bar" chart:style-name="ch1">
        <chart:title svg:x="9.221cm" svg:y="0.676cm" chart:style-name="ch2">
          <text:p>Multithreaded Tests</text:p>
        </chart:title>
        <chart:subtitle svg:x="9.922cm" svg:y="1.995cm" chart:style-name="ch3">
          <text:p>Lower is better</text:p>
        </chart:subtitle>
        <chart:plot-area chart:style-name="ch4" table:cell-range-address="Data.B3:Data.B3 Data.B5:Data.B5 Data.B7:Data.B7 Data.B9:Data.B9 Data.B11:Data.B11 Data.B15:Data.B15 Data.B17:Data.B17 Data.B19:Data.B19 Data.B21:Data.B21 Data.B23:Data.B23 Data.B25:Data.B25 Data.B27:Data.B27 Data.B29:Data.B29 Data.E1:Data.E1 Data.H3:Data.H3 Data.H5:Data.H5 Data.H7:Data.H7 Data.H9:Data.H9 Data.H11:Data.H11 Data.H15:Data.H15 Data.H17:Data.H17 Data.H19:Data.H19 Data.H21:Data.H21 Data.H23:Data.H23 Data.H25:Data.H25 Data.H27:Data.H27 Data.H29:Data.H29" chart:data-source-has-labels="both" svg:x="1.461cm" svg:y="3.218cm" svg:width="20.613cm" svg:height="23.257cm">
          <chart:coordinate-region svg:x="9.265cm" svg:y="3.417cm" svg:width="12.809cm" svg:height="14.24cm"/>
          <chart:axis chart:dimension="x" chart:name="primary-x" chart:style-name="ch5" chartooo:axis-type="auto">
            <chartooo:date-scale/>
            <chart:categories table:cell-range-address="Data.B3:Data.B3 Data.B5:Data.B5 Data.B7:Data.B7 Data.B9:Data.B9 Data.B11:Data.B11 Data.B15:Data.B15 Data.B17:Data.B17 Data.B19:Data.B19 Data.B21:Data.B21 Data.B23:Data.B23 Data.B25:Data.B25 Data.B27:Data.B27 Data.B29:Data.B29"/>
          </chart:axis>
          <chart:axis chart:dimension="y" chart:name="primary-y" chart:style-name="ch6">
            <chart:title svg:x="0.451cm" svg:y="15.882cm" chart:style-name="ch7">
              <text:p>nanoseconds</text:p>
            </chart:title>
            <chart:grid chart:style-name="ch8" chart:class="major"/>
          </chart:axis>
          <chart:series chart:style-name="ch9" chart:values-cell-range-address="Data.H3:Data.H3 Data.H5:Data.H5 Data.H7:Data.H7 Data.H9:Data.H9 Data.H11:Data.H11 Data.H15:Data.H15 Data.H17:Data.H17 Data.H19:Data.H19 Data.H21:Data.H21 Data.H23:Data.H23 Data.H25:Data.H25 Data.H27:Data.H27 Data.H29:Data.H29" chart:label-cell-address="Data.E1:Data.E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ppending 5 char string using MessageBuffer, pattern: \%m\%n/threads:6 </text:p>
                <draw:g>
                  <svg:desc>Data.B3:Data.B3 Data.B5:Data.B5 Data.B7:Data.B7 Data.B9:Data.B9 Data.B11:Data.B11 Data.B15:Data.B15 Data.B17:Data.B17 Data.B19:Data.B19 Data.B21:Data.B21 Data.B23:Data.B23 Data.B25:Data.B25 Data.B27:Data.B27 Data.B29:Data.B29</svg:desc>
                </draw:g>
              </table:table-cell>
              <table:table-cell office:value-type="float" office:value="434">
                <text:p>434</text:p>
                <draw:g>
                  <svg:desc>Data.H3:Data.H3 Data.H5:Data.H5 Data.H7:Data.H7 Data.H9:Data.H9 Data.H11:Data.H11 Data.H15:Data.H15 Data.H17:Data.H17 Data.H19:Data.H19 Data.H21:Data.H21 Data.H23:Data.H23 Data.H25:Data.H25 Data.H27:Data.H27 Data.H29:Data.H29</svg:desc>
                </draw:g>
              </table:table-cell>
            </table:table-row>
            <table:table-row>
              <table:table-cell office:value-type="string">
                <text:p> Appending 49 char string using MessageBuffer, pattern: \%m\%n/threads:6 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 Appending int value using MessageBuffer, pattern: \%m\%n/threads:6 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 Appending int+float using MessageBuffer, pattern: \%m\%n/threads:6 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 Appending int+10float using MessageBuffer, pattern: \%m\%n/threads:6 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 Appending 49 char string using FMT, pattern: \%m\%n/threads:6 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 Appending int value using FMT, pattern: \%m\%n/threads:6 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Appending int+float using FMT, pattern: \%m\%n/threads:6 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 Appending int+10float using FMT, pattern: \%m\%n/threads:6 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 Async, Sending int+10float using FMT and AsyncBuffer/threads:6 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 Async, Sending int+10float using operator&lt;&lt; and AsyncBuffer/threads:6 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 Logging int+float using MessageBuffer, pattern: \%d \%m\%n/threads:6 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 Logging int+float using MessageBuffer, JSON/threads:6 </text:p>
              </table:table-cell>
              <table:table-cell office:value-type="float" office:value="2110">
                <text:p>2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5cm" svg:height="27.041cm" xlink:href=".." xlink:type="simple" chart:class="chart:bar" chart:style-name="ch1">
        <chart:title svg:x="9.009cm" svg:y="0.676cm" chart:style-name="ch2">
          <text:p>Single Thread Results</text:p>
        </chart:title>
        <chart:subtitle svg:x="9.935cm" svg:y="1.995cm" chart:style-name="ch3">
          <text:p>Lower is better</text:p>
        </chart:subtitle>
        <chart:plot-area chart:style-name="ch4" table:cell-range-address="Data.B2:Data.B2 Data.B4:Data.B4 Data.B6:Data.B6 Data.B8:Data.B8 Data.B10:Data.B10 Data.B12:Data.B14 Data.B16:Data.B16 Data.B18:Data.B18 Data.B20:Data.B20 Data.B22:Data.B22 Data.B24:Data.B24 Data.B26:Data.B26 Data.B28:Data.B28 Data.B30:Data.B30 Data.E1:Data.E1 Data.H2:Data.H2 Data.H4:Data.H4 Data.H6:Data.H6 Data.H8:Data.H8 Data.H10:Data.H10 Data.H12:Data.H14 Data.H16:Data.H16 Data.H18:Data.H18 Data.H20:Data.H20 Data.H22:Data.H22 Data.H24:Data.H24 Data.H26:Data.H26 Data.H28:Data.H28 Data.H30:Data.H30" chart:data-source-has-labels="both" svg:x="1.462cm" svg:y="3.218cm" svg:width="20.637cm" svg:height="23.283cm">
          <chart:coordinate-region svg:x="8.118cm" svg:y="3.417cm" svg:width="13.859cm" svg:height="13.948cm"/>
          <chart:axis chart:dimension="x" chart:name="primary-x" chart:style-name="ch5" chartooo:axis-type="auto">
            <chartooo:date-scale/>
            <chart:categories table:cell-range-address="Data.B2:Data.B2 Data.B4:Data.B4 Data.B6:Data.B6 Data.B8:Data.B8 Data.B10:Data.B10 Data.B12:Data.B14 Data.B16:Data.B16 Data.B18:Data.B18 Data.B20:Data.B20 Data.B22:Data.B22 Data.B24:Data.B24 Data.B26:Data.B26 Data.B28:Data.B28 Data.B30:Data.B30"/>
          </chart:axis>
          <chart:axis chart:dimension="y" chart:name="primary-y" chart:style-name="ch6">
            <chart:title svg:x="0.451cm" svg:y="15.895cm" chart:style-name="ch7">
              <text:p>nanoseconds</text:p>
            </chart:title>
            <chart:grid chart:style-name="ch8" chart:class="major"/>
          </chart:axis>
          <chart:series chart:style-name="ch9" chart:values-cell-range-address="Data.H2:Data.H2 Data.H4:Data.H4 Data.H6:Data.H6 Data.H8:Data.H8 Data.H10:Data.H10 Data.H12:Data.H14 Data.H16:Data.H16 Data.H18:Data.H18 Data.H20:Data.H20 Data.H22:Data.H22 Data.H24:Data.H24 Data.H26:Data.H26 Data.H28:Data.H28 Data.H30:Data.H30" chart:label-cell-address="Data.E1:Data.E1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ppending 5 char string using MessageBuffer, pattern: \%m\%n </text:p>
                <draw:g>
                  <svg:desc>Data.B2:Data.B2 Data.B4:Data.B4 Data.B6:Data.B6 Data.B8:Data.B8 Data.B10:Data.B10 Data.B12:Data.B14 Data.B16:Data.B16 Data.B18:Data.B18 Data.B20:Data.B20 Data.B22:Data.B22 Data.B24:Data.B24 Data.B26:Data.B26 Data.B28:Data.B28 Data.B30:Data.B30</svg:desc>
                </draw:g>
              </table:table-cell>
              <table:table-cell office:value-type="float" office:value="334">
                <text:p>334</text:p>
                <draw:g>
                  <svg:desc>Data.H2:Data.H2 Data.H4:Data.H4 Data.H6:Data.H6 Data.H8:Data.H8 Data.H10:Data.H10 Data.H12:Data.H14 Data.H16:Data.H16 Data.H18:Data.H18 Data.H20:Data.H20 Data.H22:Data.H22 Data.H24:Data.H24 Data.H26:Data.H26 Data.H28:Data.H28 Data.H30:Data.H30</svg:desc>
                </draw:g>
              </table:table-cell>
            </table:table-row>
            <table:table-row>
              <table:table-cell office:value-type="string">
                <text:p> Appending 49 char string using MessageBuffer, pattern: \%m\%n 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Appending int value using MessageBuffer, pattern: \%m\%n 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 Appending int+float using MessageBuffer, pattern: \%m\%n 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 Appending int+10float using MessageBuffer, pattern: \%m\%n 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 Appending int value using MessageBuffer, pattern: [\%d] \%m\%n 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 Appending int value using MessageBuffer, pattern: [\%d] [\%c] [\%p] \%m\%n 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Appending 49 char string using FMT, pattern: \%m\%n 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Appending int value using FMT, pattern: \%m\%n 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Appending int+float using FMT, pattern: \%m\%n 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 Appending int+10float using FMT, pattern: \%m\%n 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 Async, Sending int+10float using FMT and AsyncBuffer 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 Async, Sending int+10float using operator&lt;&lt; and AsyncBuffer 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 Logging int+float using MessageBuffer, pattern: \%d \%m\%n 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 Logging int+float using MessageBuffer, JSON 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 Multiprocess logging int+float using MessageBuffer, pattern: \%d \%m\%n </text:p>
              </table:table-cell>
              <table:table-cell office:value-type="float" office:value="3253">
                <text:p>3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